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ackground-color="transparent"/>
    </style:style>
    <style:style style:name="ce9" style:family="table-cell" style:parent-style-name="Default" style:data-style-name="N107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number-columns-repeated="12" table:default-cell-style-name="ce7"/>
        <table:table-column table:style-name="co1" table:number-columns-repeated="1009" table:default-cell-style-name="Default"/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ca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m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ixelSiz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µm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ccuracyFactor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inimalDistance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string" calcext:value-type="string">
            <text:p>m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DISTANCE [m]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sparity</text:p>
          </table:table-cell>
          <table:table-cell table:style-name="ce3" office:value-type="string" calcext:value-type="string">
            <text:p>Baseline [cm]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9]*[.$C$5]*([.$C$3]*10^-6)/([.$C$2]*10^-3)*10^2" office:value-type="float" office:value="9.97333333333333" calcext:value-type="float">
            <text:p>9,973</text:p>
          </table:table-cell>
          <table:table-cell table:formula="of:=([.$C9]*10^-2*[.$C$2]*10^-3)/([.D$8]*[.$C$3]*10^-6)" office:value-type="float" office:value="14.6666666666667" calcext:value-type="float">
            <text:p>14,667</text:p>
          </table:table-cell>
          <table:table-cell table:formula="of:=([.$C9]*10^-2*[.$C$2]*10^-3)/([.E$8]*[.$C$3]*10^-6)" office:value-type="float" office:value="8.8" calcext:value-type="float">
            <text:p>8,800</text:p>
          </table:table-cell>
          <table:table-cell table:formula="of:=([.$C9]*10^-2*[.$C$2]*10^-3)/([.F$8]*[.$C$3]*10^-6)" office:value-type="float" office:value="5.86666666666667" calcext:value-type="float">
            <text:p>5,867</text:p>
          </table:table-cell>
          <table:table-cell table:formula="of:=([.$C9]*10^-2*[.$C$2]*10^-3)/([.G$8]*[.$C$3]*10^-6)" office:value-type="float" office:value="4.4" calcext:value-type="float">
            <text:p>4,400</text:p>
          </table:table-cell>
          <table:table-cell table:formula="of:=([.$C9]*10^-2*[.$C$2]*10^-3)/([.H$8]*[.$C$3]*10^-6)" office:value-type="float" office:value="3.52" calcext:value-type="float">
            <text:p>3,520</text:p>
          </table:table-cell>
          <table:table-cell table:formula="of:=([.$C9]*10^-2*[.$C$2]*10^-3)/([.I$8]*[.$C$3]*10^-6)" office:value-type="float" office:value="2.93333333333333" calcext:value-type="float">
            <text:p>2,933</text:p>
          </table:table-cell>
          <table:table-cell table:formula="of:=([.$C9]*10^-2*[.$C$2]*10^-3)/([.J$8]*[.$C$3]*10^-6)" office:value-type="float" office:value="2.51428571428571" calcext:value-type="float">
            <text:p>2,514</text:p>
          </table:table-cell>
          <table:table-cell table:formula="of:=([.$C9]*10^-2*[.$C$2]*10^-3)/([.K$8]*[.$C$3]*10^-6)" office:value-type="float" office:value="2.2" calcext:value-type="float">
            <text:p>2,200</text:p>
          </table:table-cell>
          <table:table-cell table:formula="of:=([.$C9]*10^-2*[.$C$2]*10^-3)/([.L$8]*[.$C$3]*10^-6)" office:value-type="float" office:value="1.95555555555556" calcext:value-type="float">
            <text:p>1,956</text:p>
          </table:table-cell>
          <table:table-cell table:formula="of:=([.$C9]*10^-2*[.$C$2]*10^-3)/([.M$8]*[.$C$3]*10^-6)" office:value-type="float" office:value="1.76" calcext:value-type="float">
            <text:p>1,760</text:p>
          </table:table-cell>
          <table:table-cell table:formula="of:=([.$C9]*10^-2*[.$C$2]*10^-3)/([.N$8]*[.$C$3]*10^-6)" office:value-type="float" office:value="1.6" calcext:value-type="float">
            <text:p>1,600</text:p>
          </table:table-cell>
          <table:table-cell table:formula="of:=([.$C9]*10^-2*[.$C$2]*10^-3)/([.O$8]*[.$C$3]*10^-6)" office:value-type="float" office:value="1.46666666666667" calcext:value-type="float">
            <text:p>1,4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0]*[.$C$5]*([.$C$3]*10^-6)/([.$C$2]*10^-3)*10^2" office:value-type="float" office:value="19.9466666666667" calcext:value-type="float">
            <text:p>19,947</text:p>
          </table:table-cell>
          <table:table-cell table:formula="of:=([.$C10]*10^-2*[.$C$2]*10^-3)/([.D$8]*[.$C$3]*10^-6)" office:value-type="float" office:value="29.3333333333333" calcext:value-type="float">
            <text:p>29,333</text:p>
          </table:table-cell>
          <table:table-cell table:formula="of:=([.$C10]*10^-2*[.$C$2]*10^-3)/([.E$8]*[.$C$3]*10^-6)" office:value-type="float" office:value="17.6" calcext:value-type="float">
            <text:p>17,600</text:p>
          </table:table-cell>
          <table:table-cell table:formula="of:=([.$C10]*10^-2*[.$C$2]*10^-3)/([.F$8]*[.$C$3]*10^-6)" office:value-type="float" office:value="11.7333333333333" calcext:value-type="float">
            <text:p>11,733</text:p>
          </table:table-cell>
          <table:table-cell table:formula="of:=([.$C10]*10^-2*[.$C$2]*10^-3)/([.G$8]*[.$C$3]*10^-6)" office:value-type="float" office:value="8.8" calcext:value-type="float">
            <text:p>8,800</text:p>
          </table:table-cell>
          <table:table-cell table:formula="of:=([.$C10]*10^-2*[.$C$2]*10^-3)/([.H$8]*[.$C$3]*10^-6)" office:value-type="float" office:value="7.04" calcext:value-type="float">
            <text:p>7,040</text:p>
          </table:table-cell>
          <table:table-cell table:formula="of:=([.$C10]*10^-2*[.$C$2]*10^-3)/([.I$8]*[.$C$3]*10^-6)" office:value-type="float" office:value="5.86666666666667" calcext:value-type="float">
            <text:p>5,867</text:p>
          </table:table-cell>
          <table:table-cell table:formula="of:=([.$C10]*10^-2*[.$C$2]*10^-3)/([.J$8]*[.$C$3]*10^-6)" office:value-type="float" office:value="5.02857142857143" calcext:value-type="float">
            <text:p>5,029</text:p>
          </table:table-cell>
          <table:table-cell table:formula="of:=([.$C10]*10^-2*[.$C$2]*10^-3)/([.K$8]*[.$C$3]*10^-6)" office:value-type="float" office:value="4.4" calcext:value-type="float">
            <text:p>4,400</text:p>
          </table:table-cell>
          <table:table-cell table:formula="of:=([.$C10]*10^-2*[.$C$2]*10^-3)/([.L$8]*[.$C$3]*10^-6)" office:value-type="float" office:value="3.91111111111111" calcext:value-type="float">
            <text:p>3,911</text:p>
          </table:table-cell>
          <table:table-cell table:formula="of:=([.$C10]*10^-2*[.$C$2]*10^-3)/([.M$8]*[.$C$3]*10^-6)" office:value-type="float" office:value="3.52" calcext:value-type="float">
            <text:p>3,520</text:p>
          </table:table-cell>
          <table:table-cell table:formula="of:=([.$C10]*10^-2*[.$C$2]*10^-3)/([.N$8]*[.$C$3]*10^-6)" office:value-type="float" office:value="3.2" calcext:value-type="float">
            <text:p>3,200</text:p>
          </table:table-cell>
          <table:table-cell table:formula="of:=([.$C10]*10^-2*[.$C$2]*10^-3)/([.O$8]*[.$C$3]*10^-6)" office:value-type="float" office:value="2.93333333333333" calcext:value-type="float">
            <text:p>2,9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11]*[.$C$5]*([.$C$3]*10^-6)/([.$C$2]*10^-3)*10^2" office:value-type="float" office:value="29.92" calcext:value-type="float">
            <text:p>29,920</text:p>
          </table:table-cell>
          <table:table-cell table:formula="of:=([.$C11]*10^-2*[.$C$2]*10^-3)/([.D$8]*[.$C$3]*10^-6)" office:value-type="float" office:value="44" calcext:value-type="float">
            <text:p>44,000</text:p>
          </table:table-cell>
          <table:table-cell table:formula="of:=([.$C11]*10^-2*[.$C$2]*10^-3)/([.E$8]*[.$C$3]*10^-6)" office:value-type="float" office:value="26.4" calcext:value-type="float">
            <text:p>26,400</text:p>
          </table:table-cell>
          <table:table-cell table:formula="of:=([.$C11]*10^-2*[.$C$2]*10^-3)/([.F$8]*[.$C$3]*10^-6)" office:value-type="float" office:value="17.6" calcext:value-type="float">
            <text:p>17,600</text:p>
          </table:table-cell>
          <table:table-cell table:formula="of:=([.$C11]*10^-2*[.$C$2]*10^-3)/([.G$8]*[.$C$3]*10^-6)" office:value-type="float" office:value="13.2" calcext:value-type="float">
            <text:p>13,200</text:p>
          </table:table-cell>
          <table:table-cell table:formula="of:=([.$C11]*10^-2*[.$C$2]*10^-3)/([.H$8]*[.$C$3]*10^-6)" office:value-type="float" office:value="10.56" calcext:value-type="float">
            <text:p>10,560</text:p>
          </table:table-cell>
          <table:table-cell table:formula="of:=([.$C11]*10^-2*[.$C$2]*10^-3)/([.I$8]*[.$C$3]*10^-6)" office:value-type="float" office:value="8.8" calcext:value-type="float">
            <text:p>8,800</text:p>
          </table:table-cell>
          <table:table-cell table:formula="of:=([.$C11]*10^-2*[.$C$2]*10^-3)/([.J$8]*[.$C$3]*10^-6)" office:value-type="float" office:value="7.54285714285714" calcext:value-type="float">
            <text:p>7,543</text:p>
          </table:table-cell>
          <table:table-cell table:formula="of:=([.$C11]*10^-2*[.$C$2]*10^-3)/([.K$8]*[.$C$3]*10^-6)" office:value-type="float" office:value="6.6" calcext:value-type="float">
            <text:p>6,600</text:p>
          </table:table-cell>
          <table:table-cell table:formula="of:=([.$C11]*10^-2*[.$C$2]*10^-3)/([.L$8]*[.$C$3]*10^-6)" office:value-type="float" office:value="5.86666666666667" calcext:value-type="float">
            <text:p>5,867</text:p>
          </table:table-cell>
          <table:table-cell table:formula="of:=([.$C11]*10^-2*[.$C$2]*10^-3)/([.M$8]*[.$C$3]*10^-6)" office:value-type="float" office:value="5.28" calcext:value-type="float">
            <text:p>5,280</text:p>
          </table:table-cell>
          <table:table-cell table:formula="of:=([.$C11]*10^-2*[.$C$2]*10^-3)/([.N$8]*[.$C$3]*10^-6)" office:value-type="float" office:value="4.8" calcext:value-type="float">
            <text:p>4,800</text:p>
          </table:table-cell>
          <table:table-cell table:formula="of:=([.$C11]*10^-2*[.$C$2]*10^-3)/([.O$8]*[.$C$3]*10^-6)" office:value-type="float" office:value="4.4" calcext:value-type="float">
            <text:p>4,4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12]*[.$C$5]*([.$C$3]*10^-6)/([.$C$2]*10^-3)*10^2" office:value-type="float" office:value="39.8933333333333" calcext:value-type="float">
            <text:p>39,893</text:p>
          </table:table-cell>
          <table:table-cell table:formula="of:=([.$C12]*10^-2*[.$C$2]*10^-3)/([.D$8]*[.$C$3]*10^-6)" office:value-type="float" office:value="58.6666666666667" calcext:value-type="float">
            <text:p>58,667</text:p>
          </table:table-cell>
          <table:table-cell table:formula="of:=([.$C12]*10^-2*[.$C$2]*10^-3)/([.E$8]*[.$C$3]*10^-6)" office:value-type="float" office:value="35.2" calcext:value-type="float">
            <text:p>35,200</text:p>
          </table:table-cell>
          <table:table-cell table:formula="of:=([.$C12]*10^-2*[.$C$2]*10^-3)/([.F$8]*[.$C$3]*10^-6)" office:value-type="float" office:value="23.4666666666667" calcext:value-type="float">
            <text:p>23,467</text:p>
          </table:table-cell>
          <table:table-cell table:formula="of:=([.$C12]*10^-2*[.$C$2]*10^-3)/([.G$8]*[.$C$3]*10^-6)" office:value-type="float" office:value="17.6" calcext:value-type="float">
            <text:p>17,600</text:p>
          </table:table-cell>
          <table:table-cell table:formula="of:=([.$C12]*10^-2*[.$C$2]*10^-3)/([.H$8]*[.$C$3]*10^-6)" office:value-type="float" office:value="14.08" calcext:value-type="float">
            <text:p>14,080</text:p>
          </table:table-cell>
          <table:table-cell table:formula="of:=([.$C12]*10^-2*[.$C$2]*10^-3)/([.I$8]*[.$C$3]*10^-6)" office:value-type="float" office:value="11.7333333333333" calcext:value-type="float">
            <text:p>11,733</text:p>
          </table:table-cell>
          <table:table-cell table:formula="of:=([.$C12]*10^-2*[.$C$2]*10^-3)/([.J$8]*[.$C$3]*10^-6)" office:value-type="float" office:value="10.0571428571429" calcext:value-type="float">
            <text:p>10,057</text:p>
          </table:table-cell>
          <table:table-cell table:formula="of:=([.$C12]*10^-2*[.$C$2]*10^-3)/([.K$8]*[.$C$3]*10^-6)" office:value-type="float" office:value="8.8" calcext:value-type="float">
            <text:p>8,800</text:p>
          </table:table-cell>
          <table:table-cell table:formula="of:=([.$C12]*10^-2*[.$C$2]*10^-3)/([.L$8]*[.$C$3]*10^-6)" office:value-type="float" office:value="7.82222222222222" calcext:value-type="float">
            <text:p>7,822</text:p>
          </table:table-cell>
          <table:table-cell table:formula="of:=([.$C12]*10^-2*[.$C$2]*10^-3)/([.M$8]*[.$C$3]*10^-6)" office:value-type="float" office:value="7.04" calcext:value-type="float">
            <text:p>7,040</text:p>
          </table:table-cell>
          <table:table-cell table:formula="of:=([.$C12]*10^-2*[.$C$2]*10^-3)/([.N$8]*[.$C$3]*10^-6)" office:value-type="float" office:value="6.4" calcext:value-type="float">
            <text:p>6,400</text:p>
          </table:table-cell>
          <table:table-cell table:formula="of:=([.$C12]*10^-2*[.$C$2]*10^-3)/([.O$8]*[.$C$3]*10^-6)" office:value-type="float" office:value="5.86666666666667" calcext:value-type="float">
            <text:p>5,8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3]*[.$C$5]*([.$C$3]*10^-6)/([.$C$2]*10^-3)*10^2" office:value-type="float" office:value="49.8666666666667" calcext:value-type="float">
            <text:p>49,867</text:p>
          </table:table-cell>
          <table:table-cell table:formula="of:=([.$C13]*10^-2*[.$C$2]*10^-3)/([.D$8]*[.$C$3]*10^-6)" office:value-type="float" office:value="73.3333333333333" calcext:value-type="float">
            <text:p>73,333</text:p>
          </table:table-cell>
          <table:table-cell table:formula="of:=([.$C13]*10^-2*[.$C$2]*10^-3)/([.E$8]*[.$C$3]*10^-6)" office:value-type="float" office:value="44" calcext:value-type="float">
            <text:p>44,000</text:p>
          </table:table-cell>
          <table:table-cell table:formula="of:=([.$C13]*10^-2*[.$C$2]*10^-3)/([.F$8]*[.$C$3]*10^-6)" office:value-type="float" office:value="29.3333333333333" calcext:value-type="float">
            <text:p>29,333</text:p>
          </table:table-cell>
          <table:table-cell table:formula="of:=([.$C13]*10^-2*[.$C$2]*10^-3)/([.G$8]*[.$C$3]*10^-6)" office:value-type="float" office:value="22" calcext:value-type="float">
            <text:p>22,000</text:p>
          </table:table-cell>
          <table:table-cell table:formula="of:=([.$C13]*10^-2*[.$C$2]*10^-3)/([.H$8]*[.$C$3]*10^-6)" office:value-type="float" office:value="17.6" calcext:value-type="float">
            <text:p>17,600</text:p>
          </table:table-cell>
          <table:table-cell table:formula="of:=([.$C13]*10^-2*[.$C$2]*10^-3)/([.I$8]*[.$C$3]*10^-6)" office:value-type="float" office:value="14.6666666666667" calcext:value-type="float">
            <text:p>14,667</text:p>
          </table:table-cell>
          <table:table-cell table:formula="of:=([.$C13]*10^-2*[.$C$2]*10^-3)/([.J$8]*[.$C$3]*10^-6)" office:value-type="float" office:value="12.5714285714286" calcext:value-type="float">
            <text:p>12,571</text:p>
          </table:table-cell>
          <table:table-cell table:formula="of:=([.$C13]*10^-2*[.$C$2]*10^-3)/([.K$8]*[.$C$3]*10^-6)" office:value-type="float" office:value="11" calcext:value-type="float">
            <text:p>11,000</text:p>
          </table:table-cell>
          <table:table-cell table:formula="of:=([.$C13]*10^-2*[.$C$2]*10^-3)/([.L$8]*[.$C$3]*10^-6)" office:value-type="float" office:value="9.77777777777778" calcext:value-type="float">
            <text:p>9,778</text:p>
          </table:table-cell>
          <table:table-cell table:formula="of:=([.$C13]*10^-2*[.$C$2]*10^-3)/([.M$8]*[.$C$3]*10^-6)" office:value-type="float" office:value="8.8" calcext:value-type="float">
            <text:p>8,800</text:p>
          </table:table-cell>
          <table:table-cell table:formula="of:=([.$C13]*10^-2*[.$C$2]*10^-3)/([.N$8]*[.$C$3]*10^-6)" office:value-type="float" office:value="8" calcext:value-type="float">
            <text:p>8,000</text:p>
          </table:table-cell>
          <table:table-cell table:formula="of:=([.$C13]*10^-2*[.$C$2]*10^-3)/([.O$8]*[.$C$3]*10^-6)" office:value-type="float" office:value="7.33333333333334" calcext:value-type="float">
            <text:p>7,3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14]*[.$C$5]*([.$C$3]*10^-6)/([.$C$2]*10^-3)*10^2" office:value-type="float" office:value="59.84" calcext:value-type="float">
            <text:p>59,840</text:p>
          </table:table-cell>
          <table:table-cell table:formula="of:=([.$C14]*10^-2*[.$C$2]*10^-3)/([.D$8]*[.$C$3]*10^-6)" office:value-type="float" office:value="88" calcext:value-type="float">
            <text:p>88,000</text:p>
          </table:table-cell>
          <table:table-cell table:formula="of:=([.$C14]*10^-2*[.$C$2]*10^-3)/([.E$8]*[.$C$3]*10^-6)" office:value-type="float" office:value="52.8" calcext:value-type="float">
            <text:p>52,800</text:p>
          </table:table-cell>
          <table:table-cell table:formula="of:=([.$C14]*10^-2*[.$C$2]*10^-3)/([.F$8]*[.$C$3]*10^-6)" office:value-type="float" office:value="35.2" calcext:value-type="float">
            <text:p>35,200</text:p>
          </table:table-cell>
          <table:table-cell table:formula="of:=([.$C14]*10^-2*[.$C$2]*10^-3)/([.G$8]*[.$C$3]*10^-6)" office:value-type="float" office:value="26.4" calcext:value-type="float">
            <text:p>26,400</text:p>
          </table:table-cell>
          <table:table-cell table:formula="of:=([.$C14]*10^-2*[.$C$2]*10^-3)/([.H$8]*[.$C$3]*10^-6)" office:value-type="float" office:value="21.12" calcext:value-type="float">
            <text:p>21,120</text:p>
          </table:table-cell>
          <table:table-cell table:formula="of:=([.$C14]*10^-2*[.$C$2]*10^-3)/([.I$8]*[.$C$3]*10^-6)" office:value-type="float" office:value="17.6" calcext:value-type="float">
            <text:p>17,600</text:p>
          </table:table-cell>
          <table:table-cell table:formula="of:=([.$C14]*10^-2*[.$C$2]*10^-3)/([.J$8]*[.$C$3]*10^-6)" office:value-type="float" office:value="15.0857142857143" calcext:value-type="float">
            <text:p>15,086</text:p>
          </table:table-cell>
          <table:table-cell table:formula="of:=([.$C14]*10^-2*[.$C$2]*10^-3)/([.K$8]*[.$C$3]*10^-6)" office:value-type="float" office:value="13.2" calcext:value-type="float">
            <text:p>13,200</text:p>
          </table:table-cell>
          <table:table-cell table:formula="of:=([.$C14]*10^-2*[.$C$2]*10^-3)/([.L$8]*[.$C$3]*10^-6)" office:value-type="float" office:value="11.7333333333333" calcext:value-type="float">
            <text:p>11,733</text:p>
          </table:table-cell>
          <table:table-cell table:formula="of:=([.$C14]*10^-2*[.$C$2]*10^-3)/([.M$8]*[.$C$3]*10^-6)" office:value-type="float" office:value="10.56" calcext:value-type="float">
            <text:p>10,560</text:p>
          </table:table-cell>
          <table:table-cell table:formula="of:=([.$C14]*10^-2*[.$C$2]*10^-3)/([.N$8]*[.$C$3]*10^-6)" office:value-type="float" office:value="9.6" calcext:value-type="float">
            <text:p>9,600</text:p>
          </table:table-cell>
          <table:table-cell table:formula="of:=([.$C14]*10^-2*[.$C$2]*10^-3)/([.O$8]*[.$C$3]*10^-6)" office:value-type="float" office:value="8.8" calcext:value-type="float">
            <text:p>8,8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15]*[.$C$5]*([.$C$3]*10^-6)/([.$C$2]*10^-3)*10^2" office:value-type="float" office:value="69.8133333333333" calcext:value-type="float">
            <text:p>69,813</text:p>
          </table:table-cell>
          <table:table-cell table:formula="of:=([.$C15]*10^-2*[.$C$2]*10^-3)/([.D$8]*[.$C$3]*10^-6)" office:value-type="float" office:value="102.666666666667" calcext:value-type="float">
            <text:p>102,667</text:p>
          </table:table-cell>
          <table:table-cell table:formula="of:=([.$C15]*10^-2*[.$C$2]*10^-3)/([.E$8]*[.$C$3]*10^-6)" office:value-type="float" office:value="61.6" calcext:value-type="float">
            <text:p>61,600</text:p>
          </table:table-cell>
          <table:table-cell table:formula="of:=([.$C15]*10^-2*[.$C$2]*10^-3)/([.F$8]*[.$C$3]*10^-6)" office:value-type="float" office:value="41.0666666666667" calcext:value-type="float">
            <text:p>41,067</text:p>
          </table:table-cell>
          <table:table-cell table:formula="of:=([.$C15]*10^-2*[.$C$2]*10^-3)/([.G$8]*[.$C$3]*10^-6)" office:value-type="float" office:value="30.8" calcext:value-type="float">
            <text:p>30,800</text:p>
          </table:table-cell>
          <table:table-cell table:formula="of:=([.$C15]*10^-2*[.$C$2]*10^-3)/([.H$8]*[.$C$3]*10^-6)" office:value-type="float" office:value="24.64" calcext:value-type="float">
            <text:p>24,640</text:p>
          </table:table-cell>
          <table:table-cell table:formula="of:=([.$C15]*10^-2*[.$C$2]*10^-3)/([.I$8]*[.$C$3]*10^-6)" office:value-type="float" office:value="20.5333333333333" calcext:value-type="float">
            <text:p>20,533</text:p>
          </table:table-cell>
          <table:table-cell table:formula="of:=([.$C15]*10^-2*[.$C$2]*10^-3)/([.J$8]*[.$C$3]*10^-6)" office:value-type="float" office:value="17.6" calcext:value-type="float">
            <text:p>17,600</text:p>
          </table:table-cell>
          <table:table-cell table:formula="of:=([.$C15]*10^-2*[.$C$2]*10^-3)/([.K$8]*[.$C$3]*10^-6)" office:value-type="float" office:value="15.4" calcext:value-type="float">
            <text:p>15,400</text:p>
          </table:table-cell>
          <table:table-cell table:formula="of:=([.$C15]*10^-2*[.$C$2]*10^-3)/([.L$8]*[.$C$3]*10^-6)" office:value-type="float" office:value="13.6888888888889" calcext:value-type="float">
            <text:p>13,689</text:p>
          </table:table-cell>
          <table:table-cell table:formula="of:=([.$C15]*10^-2*[.$C$2]*10^-3)/([.M$8]*[.$C$3]*10^-6)" office:value-type="float" office:value="12.32" calcext:value-type="float">
            <text:p>12,320</text:p>
          </table:table-cell>
          <table:table-cell table:formula="of:=([.$C15]*10^-2*[.$C$2]*10^-3)/([.N$8]*[.$C$3]*10^-6)" office:value-type="float" office:value="11.2" calcext:value-type="float">
            <text:p>11,200</text:p>
          </table:table-cell>
          <table:table-cell table:formula="of:=([.$C15]*10^-2*[.$C$2]*10^-3)/([.O$8]*[.$C$3]*10^-6)" office:value-type="float" office:value="10.2666666666667" calcext:value-type="float">
            <text:p>10,2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16]*[.$C$5]*([.$C$3]*10^-6)/([.$C$2]*10^-3)*10^2" office:value-type="float" office:value="79.7866666666667" calcext:value-type="float">
            <text:p>79,787</text:p>
          </table:table-cell>
          <table:table-cell table:formula="of:=([.$C16]*10^-2*[.$C$2]*10^-3)/([.D$8]*[.$C$3]*10^-6)" office:value-type="float" office:value="117.333333333333" calcext:value-type="float">
            <text:p>117,333</text:p>
          </table:table-cell>
          <table:table-cell table:formula="of:=([.$C16]*10^-2*[.$C$2]*10^-3)/([.E$8]*[.$C$3]*10^-6)" office:value-type="float" office:value="70.4" calcext:value-type="float">
            <text:p>70,400</text:p>
          </table:table-cell>
          <table:table-cell table:formula="of:=([.$C16]*10^-2*[.$C$2]*10^-3)/([.F$8]*[.$C$3]*10^-6)" office:value-type="float" office:value="46.9333333333333" calcext:value-type="float">
            <text:p>46,933</text:p>
          </table:table-cell>
          <table:table-cell table:formula="of:=([.$C16]*10^-2*[.$C$2]*10^-3)/([.G$8]*[.$C$3]*10^-6)" office:value-type="float" office:value="35.2" calcext:value-type="float">
            <text:p>35,200</text:p>
          </table:table-cell>
          <table:table-cell table:formula="of:=([.$C16]*10^-2*[.$C$2]*10^-3)/([.H$8]*[.$C$3]*10^-6)" office:value-type="float" office:value="28.16" calcext:value-type="float">
            <text:p>28,160</text:p>
          </table:table-cell>
          <table:table-cell table:formula="of:=([.$C16]*10^-2*[.$C$2]*10^-3)/([.I$8]*[.$C$3]*10^-6)" office:value-type="float" office:value="23.4666666666667" calcext:value-type="float">
            <text:p>23,467</text:p>
          </table:table-cell>
          <table:table-cell table:formula="of:=([.$C16]*10^-2*[.$C$2]*10^-3)/([.J$8]*[.$C$3]*10^-6)" office:value-type="float" office:value="20.1142857142857" calcext:value-type="float">
            <text:p>20,114</text:p>
          </table:table-cell>
          <table:table-cell table:formula="of:=([.$C16]*10^-2*[.$C$2]*10^-3)/([.K$8]*[.$C$3]*10^-6)" office:value-type="float" office:value="17.6" calcext:value-type="float">
            <text:p>17,600</text:p>
          </table:table-cell>
          <table:table-cell table:formula="of:=([.$C16]*10^-2*[.$C$2]*10^-3)/([.L$8]*[.$C$3]*10^-6)" office:value-type="float" office:value="15.6444444444444" calcext:value-type="float">
            <text:p>15,644</text:p>
          </table:table-cell>
          <table:table-cell table:formula="of:=([.$C16]*10^-2*[.$C$2]*10^-3)/([.M$8]*[.$C$3]*10^-6)" office:value-type="float" office:value="14.08" calcext:value-type="float">
            <text:p>14,080</text:p>
          </table:table-cell>
          <table:table-cell table:formula="of:=([.$C16]*10^-2*[.$C$2]*10^-3)/([.N$8]*[.$C$3]*10^-6)" office:value-type="float" office:value="12.8" calcext:value-type="float">
            <text:p>12,800</text:p>
          </table:table-cell>
          <table:table-cell table:formula="of:=([.$C16]*10^-2*[.$C$2]*10^-3)/([.O$8]*[.$C$3]*10^-6)" office:value-type="float" office:value="11.7333333333333" calcext:value-type="float">
            <text:p>11,7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17]*[.$C$5]*([.$C$3]*10^-6)/([.$C$2]*10^-3)*10^2" office:value-type="float" office:value="89.76" calcext:value-type="float">
            <text:p>89,760</text:p>
          </table:table-cell>
          <table:table-cell table:formula="of:=([.$C17]*10^-2*[.$C$2]*10^-3)/([.D$8]*[.$C$3]*10^-6)" office:value-type="float" office:value="132" calcext:value-type="float">
            <text:p>132,000</text:p>
          </table:table-cell>
          <table:table-cell table:formula="of:=([.$C17]*10^-2*[.$C$2]*10^-3)/([.E$8]*[.$C$3]*10^-6)" office:value-type="float" office:value="79.2" calcext:value-type="float">
            <text:p>79,200</text:p>
          </table:table-cell>
          <table:table-cell table:formula="of:=([.$C17]*10^-2*[.$C$2]*10^-3)/([.F$8]*[.$C$3]*10^-6)" office:value-type="float" office:value="52.8" calcext:value-type="float">
            <text:p>52,800</text:p>
          </table:table-cell>
          <table:table-cell table:formula="of:=([.$C17]*10^-2*[.$C$2]*10^-3)/([.G$8]*[.$C$3]*10^-6)" office:value-type="float" office:value="39.6" calcext:value-type="float">
            <text:p>39,600</text:p>
          </table:table-cell>
          <table:table-cell table:formula="of:=([.$C17]*10^-2*[.$C$2]*10^-3)/([.H$8]*[.$C$3]*10^-6)" office:value-type="float" office:value="31.68" calcext:value-type="float">
            <text:p>31,680</text:p>
          </table:table-cell>
          <table:table-cell table:formula="of:=([.$C17]*10^-2*[.$C$2]*10^-3)/([.I$8]*[.$C$3]*10^-6)" office:value-type="float" office:value="26.4" calcext:value-type="float">
            <text:p>26,400</text:p>
          </table:table-cell>
          <table:table-cell table:formula="of:=([.$C17]*10^-2*[.$C$2]*10^-3)/([.J$8]*[.$C$3]*10^-6)" office:value-type="float" office:value="22.6285714285714" calcext:value-type="float">
            <text:p>22,629</text:p>
          </table:table-cell>
          <table:table-cell table:formula="of:=([.$C17]*10^-2*[.$C$2]*10^-3)/([.K$8]*[.$C$3]*10^-6)" office:value-type="float" office:value="19.8" calcext:value-type="float">
            <text:p>19,800</text:p>
          </table:table-cell>
          <table:table-cell table:formula="of:=([.$C17]*10^-2*[.$C$2]*10^-3)/([.L$8]*[.$C$3]*10^-6)" office:value-type="float" office:value="17.6" calcext:value-type="float">
            <text:p>17,600</text:p>
          </table:table-cell>
          <table:table-cell table:formula="of:=([.$C17]*10^-2*[.$C$2]*10^-3)/([.M$8]*[.$C$3]*10^-6)" office:value-type="float" office:value="15.84" calcext:value-type="float">
            <text:p>15,840</text:p>
          </table:table-cell>
          <table:table-cell table:formula="of:=([.$C17]*10^-2*[.$C$2]*10^-3)/([.N$8]*[.$C$3]*10^-6)" office:value-type="float" office:value="14.4" calcext:value-type="float">
            <text:p>14,400</text:p>
          </table:table-cell>
          <table:table-cell table:formula="of:=([.$C17]*10^-2*[.$C$2]*10^-3)/([.O$8]*[.$C$3]*10^-6)" office:value-type="float" office:value="13.2" calcext:value-type="float">
            <text:p>13,2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18]*[.$C$5]*([.$C$3]*10^-6)/([.$C$2]*10^-3)*10^2" office:value-type="float" office:value="99.7333333333333" calcext:value-type="float">
            <text:p>99,733</text:p>
          </table:table-cell>
          <table:table-cell table:formula="of:=([.$C18]*10^-2*[.$C$2]*10^-3)/([.D$8]*[.$C$3]*10^-6)" office:value-type="float" office:value="146.666666666667" calcext:value-type="float">
            <text:p>146,667</text:p>
          </table:table-cell>
          <table:table-cell table:formula="of:=([.$C18]*10^-2*[.$C$2]*10^-3)/([.E$8]*[.$C$3]*10^-6)" office:value-type="float" office:value="88" calcext:value-type="float">
            <text:p>88,000</text:p>
          </table:table-cell>
          <table:table-cell table:formula="of:=([.$C18]*10^-2*[.$C$2]*10^-3)/([.F$8]*[.$C$3]*10^-6)" office:value-type="float" office:value="58.6666666666667" calcext:value-type="float">
            <text:p>58,667</text:p>
          </table:table-cell>
          <table:table-cell table:formula="of:=([.$C18]*10^-2*[.$C$2]*10^-3)/([.G$8]*[.$C$3]*10^-6)" office:value-type="float" office:value="44" calcext:value-type="float">
            <text:p>44,000</text:p>
          </table:table-cell>
          <table:table-cell table:formula="of:=([.$C18]*10^-2*[.$C$2]*10^-3)/([.H$8]*[.$C$3]*10^-6)" office:value-type="float" office:value="35.2" calcext:value-type="float">
            <text:p>35,200</text:p>
          </table:table-cell>
          <table:table-cell table:formula="of:=([.$C18]*10^-2*[.$C$2]*10^-3)/([.I$8]*[.$C$3]*10^-6)" office:value-type="float" office:value="29.3333333333333" calcext:value-type="float">
            <text:p>29,333</text:p>
          </table:table-cell>
          <table:table-cell table:formula="of:=([.$C18]*10^-2*[.$C$2]*10^-3)/([.J$8]*[.$C$3]*10^-6)" office:value-type="float" office:value="25.1428571428571" calcext:value-type="float">
            <text:p>25,143</text:p>
          </table:table-cell>
          <table:table-cell table:formula="of:=([.$C18]*10^-2*[.$C$2]*10^-3)/([.K$8]*[.$C$3]*10^-6)" office:value-type="float" office:value="22" calcext:value-type="float">
            <text:p>22,000</text:p>
          </table:table-cell>
          <table:table-cell table:formula="of:=([.$C18]*10^-2*[.$C$2]*10^-3)/([.L$8]*[.$C$3]*10^-6)" office:value-type="float" office:value="19.5555555555556" calcext:value-type="float">
            <text:p>19,556</text:p>
          </table:table-cell>
          <table:table-cell table:formula="of:=([.$C18]*10^-2*[.$C$2]*10^-3)/([.M$8]*[.$C$3]*10^-6)" office:value-type="float" office:value="17.6" calcext:value-type="float">
            <text:p>17,600</text:p>
          </table:table-cell>
          <table:table-cell table:formula="of:=([.$C18]*10^-2*[.$C$2]*10^-3)/([.N$8]*[.$C$3]*10^-6)" office:value-type="float" office:value="16" calcext:value-type="float">
            <text:p>16,000</text:p>
          </table:table-cell>
          <table:table-cell table:formula="of:=([.$C18]*10^-2*[.$C$2]*10^-3)/([.O$8]*[.$C$3]*10^-6)" office:value-type="float" office:value="14.6666666666667" calcext:value-type="float">
            <text:p>14,667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DISTANCE ERROR [m]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table:style-name="ce4" table:formula="of:=[.B8]" office:value-type="string" office:string-value="Disparity" calcext:value-type="string">
            <text:p>Disparity</text:p>
          </table:table-cell>
          <table:table-cell table:style-name="ce4" table:formula="of:=[.C8]" office:value-type="string" office:string-value="Baseline [cm]" calcext:value-type="string">
            <text:p>Baseline [cm]</text:p>
          </table:table-cell>
          <table:table-cell table:style-name="ce5" table:formula="of:=[.D$8]" office:value-type="float" office:value="6" calcext:value-type="float">
            <text:p>6</text:p>
          </table:table-cell>
          <table:table-cell table:style-name="ce5" table:formula="of:=[.E$8]" office:value-type="float" office:value="10" calcext:value-type="float">
            <text:p>10</text:p>
          </table:table-cell>
          <table:table-cell table:style-name="ce5" table:formula="of:=[.F$8]" office:value-type="float" office:value="15" calcext:value-type="float">
            <text:p>15</text:p>
          </table:table-cell>
          <table:table-cell table:style-name="ce5" table:formula="of:=[.G$8]" office:value-type="float" office:value="20" calcext:value-type="float">
            <text:p>20</text:p>
          </table:table-cell>
          <table:table-cell table:style-name="ce5" table:formula="of:=[.H$8]" office:value-type="float" office:value="25" calcext:value-type="float">
            <text:p>25</text:p>
          </table:table-cell>
          <table:table-cell table:style-name="ce5" table:formula="of:=[.I$8]" office:value-type="float" office:value="30" calcext:value-type="float">
            <text:p>30</text:p>
          </table:table-cell>
          <table:table-cell table:style-name="ce5" table:formula="of:=[.J$8]" office:value-type="float" office:value="35" calcext:value-type="float">
            <text:p>35</text:p>
          </table:table-cell>
          <table:table-cell table:style-name="ce5" table:formula="of:=[.K$8]" office:value-type="float" office:value="40" calcext:value-type="float">
            <text:p>40</text:p>
          </table:table-cell>
          <table:table-cell table:style-name="ce5" table:formula="of:=[.L$8]" office:value-type="float" office:value="45" calcext:value-type="float">
            <text:p>45</text:p>
          </table:table-cell>
          <table:table-cell table:style-name="ce5" table:formula="of:=[.M$8]" office:value-type="float" office:value="50" calcext:value-type="float">
            <text:p>50</text:p>
          </table:table-cell>
          <table:table-cell table:style-name="ce5" table:formula="of:=[.N$8]" office:value-type="float" office:value="55" calcext:value-type="float">
            <text:p>55</text:p>
          </table:table-cell>
          <table:table-cell table:style-name="ce5" table:formula="of:=[.O$8]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9]" office:value-type="float" office:value="16" calcext:value-type="float">
            <text:p>16</text:p>
          </table:table-cell>
          <table:table-cell table:formula="of:=[.C9]" office:value-type="float" office:value="9.97333333333333" calcext:value-type="float">
            <text:p>9,973</text:p>
          </table:table-cell>
          <table:table-cell table:formula="of:=([.$C9]*10^-2 * [.$C$2]*10^-3)/([.$C$3]*10^-6*[.D9]) - ([.$C9]*10^-2 * [.$C$2]*10^-3)/([.$C$3]*10^-6*([.D9]+[.$C$4]/16))" office:value-type="float" office:value="0.125173852573019" calcext:value-type="float">
            <text:p>0,125</text:p>
          </table:table-cell>
          <table:table-cell table:formula="of:=([.$C9]*10^-2 * [.$C$2]*10^-3)/([.$C$3]*10^-6*[.E9]) - ([.$C9]*10^-2 * [.$C$2]*10^-3)/([.$C$3]*10^-6*([.E9]+[.$C$4]/16))" office:value-type="float" office:value="0.342935528120714" calcext:value-type="float">
            <text:p>0,343</text:p>
          </table:table-cell>
          <table:table-cell table:formula="of:=([.$C9]*10^-2 * [.$C$2]*10^-3)/([.$C$3]*10^-6*[.F9]) - ([.$C9]*10^-2 * [.$C$2]*10^-3)/([.$C$3]*10^-6*([.F9]+[.$C$4]/16))" office:value-type="float" office:value="0.758597437626433" calcext:value-type="float">
            <text:p>0,759</text:p>
          </table:table-cell>
          <table:table-cell table:formula="of:=([.$C9]*10^-2 * [.$C$2]*10^-3)/([.$C$3]*10^-6*[.G9]) - ([.$C9]*10^-2 * [.$C$2]*10^-3)/([.$C$3]*10^-6*([.G9]+[.$C$4]/16))" office:value-type="float" office:value="1.32625994694961" calcext:value-type="float">
            <text:p>1,326</text:p>
          </table:table-cell>
          <table:table-cell table:formula="of:=([.$C9]*10^-2 * [.$C$2]*10^-3)/([.$C$3]*10^-6*[.H9]) - ([.$C9]*10^-2 * [.$C$2]*10^-3)/([.$C$3]*10^-6*([.H9]+[.$C$4]/16))" office:value-type="float" office:value="2.03848662752772" calcext:value-type="float">
            <text:p>2,038</text:p>
          </table:table-cell>
          <table:table-cell table:formula="of:=([.$C9]*10^-2 * [.$C$2]*10^-3)/([.$C$3]*10^-6*[.I9]) - ([.$C9]*10^-2 * [.$C$2]*10^-3)/([.$C$3]*10^-6*([.I9]+[.$C$4]/16))" office:value-type="float" office:value="2.88831835686778" calcext:value-type="float">
            <text:p>2,888</text:p>
          </table:table-cell>
          <table:table-cell table:formula="of:=([.$C9]*10^-2 * [.$C$2]*10^-3)/([.$C$3]*10^-6*[.J9]) - ([.$C9]*10^-2 * [.$C$2]*10^-3)/([.$C$3]*10^-6*([.J9]+[.$C$4]/16))" office:value-type="float" office:value="3.86923562855338" calcext:value-type="float">
            <text:p>3,869</text:p>
          </table:table-cell>
          <table:table-cell table:formula="of:=([.$C9]*10^-2 * [.$C$2]*10^-3)/([.$C$3]*10^-6*[.K9]) - ([.$C9]*10^-2 * [.$C$2]*10^-3)/([.$C$3]*10^-6*([.K9]+[.$C$4]/16))" office:value-type="float" office:value="4.97512437810946" calcext:value-type="float">
            <text:p>4,975</text:p>
          </table:table-cell>
          <table:table-cell table:formula="of:=([.$C9]*10^-2 * [.$C$2]*10^-3)/([.$C$3]*10^-6*[.L9]) - ([.$C9]*10^-2 * [.$C$2]*10^-3)/([.$C$3]*10^-6*([.L9]+[.$C$4]/16))" office:value-type="float" office:value="6.20024494794856" calcext:value-type="float">
            <text:p>6,200</text:p>
          </table:table-cell>
          <table:table-cell table:formula="of:=([.$C9]*10^-2 * [.$C$2]*10^-3)/([.$C$3]*10^-6*[.M9]) - ([.$C9]*10^-2 * [.$C$2]*10^-3)/([.$C$3]*10^-6*([.M9]+[.$C$4]/16))" office:value-type="float" office:value="7.53920386007237" calcext:value-type="float">
            <text:p>7,539</text:p>
          </table:table-cell>
          <table:table-cell table:formula="of:=([.$C9]*10^-2 * [.$C$2]*10^-3)/([.$C$3]*10^-6*[.N9]) - ([.$C9]*10^-2 * [.$C$2]*10^-3)/([.$C$3]*10^-6*([.N9]+[.$C$4]/16))" office:value-type="float" office:value="8.98692810457517" calcext:value-type="float">
            <text:p>8,987</text:p>
          </table:table-cell>
          <table:table-cell table:formula="of:=([.$C9]*10^-2 * [.$C$2]*10^-3)/([.$C$3]*10^-6*[.O9]) - ([.$C9]*10^-2 * [.$C$2]*10^-3)/([.$C$3]*10^-6*([.O9]+[.$C$4]/16))" office:value-type="float" office:value="10.5386416861827" calcext:value-type="float">
            <text:p>10,539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10]" office:value-type="float" office:value="32" calcext:value-type="float">
            <text:p>32</text:p>
          </table:table-cell>
          <table:table-cell table:formula="of:=[.C10]" office:value-type="float" office:value="19.9466666666667" calcext:value-type="float">
            <text:p>19,947</text:p>
          </table:table-cell>
          <table:table-cell table:formula="of:=([.$C10]*10^-2 * [.$C$2]*10^-3)/([.$C$3]*10^-6*[.D10]) - ([.$C10]*10^-2 * [.$C$2]*10^-3)/([.$C$3]*10^-6*([.D10]+[.$C$4]/16))" office:value-type="float" office:value="0.0632466619817293" calcext:value-type="float">
            <text:p>0,063</text:p>
          </table:table-cell>
          <table:table-cell table:formula="of:=([.$C10]*10^-2 * [.$C$2]*10^-3)/([.$C$3]*10^-6*[.E10]) - ([.$C10]*10^-2 * [.$C$2]*10^-3)/([.$C$3]*10^-6*([.E10]+[.$C$4]/16))" office:value-type="float" office:value="0.174459176552688" calcext:value-type="float">
            <text:p>0,174</text:p>
          </table:table-cell>
          <table:table-cell table:formula="of:=([.$C10]*10^-2 * [.$C$2]*10^-3)/([.$C$3]*10^-6*[.F10]) - ([.$C10]*10^-2 * [.$C$2]*10^-3)/([.$C$3]*10^-6*([.F10]+[.$C$4]/16))" office:value-type="float" office:value="0.389138706329989" calcext:value-type="float">
            <text:p>0,389</text:p>
          </table:table-cell>
          <table:table-cell table:formula="of:=([.$C10]*10^-2 * [.$C$2]*10^-3)/([.$C$3]*10^-6*[.G10]) - ([.$C10]*10^-2 * [.$C$2]*10^-3)/([.$C$3]*10^-6*([.G10]+[.$C$4]/16))" office:value-type="float" office:value="0.685871056241428" calcext:value-type="float">
            <text:p>0,686</text:p>
          </table:table-cell>
          <table:table-cell table:formula="of:=([.$C10]*10^-2 * [.$C$2]*10^-3)/([.$C$3]*10^-6*[.H10]) - ([.$C10]*10^-2 * [.$C$2]*10^-3)/([.$C$3]*10^-6*([.H10]+[.$C$4]/16))" office:value-type="float" office:value="1.06256375382523" calcext:value-type="float">
            <text:p>1,063</text:p>
          </table:table-cell>
          <table:table-cell table:formula="of:=([.$C10]*10^-2 * [.$C$2]*10^-3)/([.$C$3]*10^-6*[.I10]) - ([.$C10]*10^-2 * [.$C$2]*10^-3)/([.$C$3]*10^-6*([.I10]+[.$C$4]/16))" office:value-type="float" office:value="1.51719487525287" calcext:value-type="float">
            <text:p>1,517</text:p>
          </table:table-cell>
          <table:table-cell table:formula="of:=([.$C10]*10^-2 * [.$C$2]*10^-3)/([.$C$3]*10^-6*[.J10]) - ([.$C10]*10^-2 * [.$C$2]*10^-3)/([.$C$3]*10^-6*([.J10]+[.$C$4]/16))" office:value-type="float" office:value="2.04781009695754" calcext:value-type="float">
            <text:p>2,048</text:p>
          </table:table-cell>
          <table:table-cell table:formula="of:=([.$C10]*10^-2 * [.$C$2]*10^-3)/([.$C$3]*10^-6*[.K10]) - ([.$C10]*10^-2 * [.$C$2]*10^-3)/([.$C$3]*10^-6*([.K10]+[.$C$4]/16))" office:value-type="float" office:value="2.65251989389921" calcext:value-type="float">
            <text:p>2,653</text:p>
          </table:table-cell>
          <table:table-cell table:formula="of:=([.$C10]*10^-2 * [.$C$2]*10^-3)/([.$C$3]*10^-6*[.L10]) - ([.$C10]*10^-2 * [.$C$2]*10^-3)/([.$C$3]*10^-6*([.L10]+[.$C$4]/16))" office:value-type="float" office:value="3.32949687602763" calcext:value-type="float">
            <text:p>3,329</text:p>
          </table:table-cell>
          <table:table-cell table:formula="of:=([.$C10]*10^-2 * [.$C$2]*10^-3)/([.$C$3]*10^-6*[.M10]) - ([.$C10]*10^-2 * [.$C$2]*10^-3)/([.$C$3]*10^-6*([.M10]+[.$C$4]/16))" office:value-type="float" office:value="4.07697325505544" calcext:value-type="float">
            <text:p>4,077</text:p>
          </table:table-cell>
          <table:table-cell table:formula="of:=([.$C10]*10^-2 * [.$C$2]*10^-3)/([.$C$3]*10^-6*[.N10]) - ([.$C10]*10^-2 * [.$C$2]*10^-3)/([.$C$3]*10^-6*([.N10]+[.$C$4]/16))" office:value-type="float" office:value="4.89323843416371" calcext:value-type="float">
            <text:p>4,893</text:p>
          </table:table-cell>
          <table:table-cell table:formula="of:=([.$C10]*10^-2 * [.$C$2]*10^-3)/([.$C$3]*10^-6*[.O10]) - ([.$C10]*10^-2 * [.$C$2]*10^-3)/([.$C$3]*10^-6*([.O10]+[.$C$4]/16))" office:value-type="float" office:value="5.77663671373556" calcext:value-type="float">
            <text:p>5,777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6" table:formula="of:=[.B11]" office:value-type="float" office:value="48" calcext:value-type="float">
            <text:p>48</text:p>
          </table:table-cell>
          <table:table-cell table:style-name="ce8" table:formula="of:=[.C11]" office:value-type="float" office:value="29.92" calcext:value-type="float">
            <text:p>29,920</text:p>
          </table:table-cell>
          <table:table-cell table:style-name="ce8" table:formula="of:=([.$C11]*10^-2 * [.$C$2]*10^-3)/([.$C$3]*10^-6*[.D11]) - ([.$C11]*10^-2 * [.$C$2]*10^-3)/([.$C$3]*10^-6*([.D11]+[.$C$4]/16))" office:value-type="float" office:value="0.04231311706629" calcext:value-type="float">
            <text:p>0,042</text:p>
          </table:table-cell>
          <table:table-cell table:style-name="ce8" table:formula="of:=([.$C11]*10^-2 * [.$C$2]*10^-3)/([.$C$3]*10^-6*[.E11]) - ([.$C11]*10^-2 * [.$C$2]*10^-3)/([.$C$3]*10^-6*([.E11]+[.$C$4]/16))" office:value-type="float" office:value="0.116986429574169" calcext:value-type="float">
            <text:p>0,117</text:p>
          </table:table-cell>
          <table:table-cell table:style-name="ce8" table:formula="of:=([.$C11]*10^-2 * [.$C$2]*10^-3)/([.$C$3]*10^-6*[.F11]) - ([.$C11]*10^-2 * [.$C$2]*10^-3)/([.$C$3]*10^-6*([.F11]+[.$C$4]/16))" office:value-type="float" office:value="0.26168876482903" calcext:value-type="float">
            <text:p>0,262</text:p>
          </table:table-cell>
          <table:table-cell table:style-name="ce8" table:formula="of:=([.$C11]*10^-2 * [.$C$2]*10^-3)/([.$C$3]*10^-6*[.G11]) - ([.$C11]*10^-2 * [.$C$2]*10^-3)/([.$C$3]*10^-6*([.G11]+[.$C$4]/16))" office:value-type="float" office:value="0.462534690101759" calcext:value-type="float">
            <text:p>0,463</text:p>
          </table:table-cell>
          <table:table-cell table:style-name="ce8" table:formula="of:=([.$C11]*10^-2 * [.$C$2]*10^-3)/([.$C$3]*10^-6*[.H11]) - ([.$C11]*10^-2 * [.$C$2]*10^-3)/([.$C$3]*10^-6*([.H11]+[.$C$4]/16))" office:value-type="float" office:value="0.718555989882731" calcext:value-type="float">
            <text:p>0,719</text:p>
          </table:table-cell>
          <table:table-cell table:style-name="ce8" table:formula="of:=([.$C11]*10^-2 * [.$C$2]*10^-3)/([.$C$3]*10^-6*[.I11]) - ([.$C11]*10^-2 * [.$C$2]*10^-3)/([.$C$3]*10^-6*([.I11]+[.$C$4]/16))" office:value-type="float" office:value="1.02880658436214" calcext:value-type="float">
            <text:p>1,029</text:p>
          </table:table-cell>
          <table:table-cell table:style-name="ce8" table:formula="of:=([.$C11]*10^-2 * [.$C$2]*10^-3)/([.$C$3]*10^-6*[.J11]) - ([.$C11]*10^-2 * [.$C$2]*10^-3)/([.$C$3]*10^-6*([.J11]+[.$C$4]/16))" office:value-type="float" office:value="1.39236190043192" calcext:value-type="float">
            <text:p>1,392</text:p>
          </table:table-cell>
          <table:table-cell table:style-name="ce8" table:formula="of:=([.$C11]*10^-2 * [.$C$2]*10^-3)/([.$C$3]*10^-6*[.K11]) - ([.$C11]*10^-2 * [.$C$2]*10^-3)/([.$C$3]*10^-6*([.K11]+[.$C$4]/16))" office:value-type="float" office:value="1.80831826401447" calcext:value-type="float">
            <text:p>1,808</text:p>
          </table:table-cell>
          <table:table-cell table:style-name="ce8" table:formula="of:=([.$C11]*10^-2 * [.$C$2]*10^-3)/([.$C$3]*10^-6*[.L11]) - ([.$C11]*10^-2 * [.$C$2]*10^-3)/([.$C$3]*10^-6*([.L11]+[.$C$4]/16))" office:value-type="float" office:value="2.2757923128793" calcext:value-type="float">
            <text:p>2,276</text:p>
          </table:table-cell>
          <table:table-cell table:style-name="ce8" table:formula="of:=([.$C11]*10^-2 * [.$C$2]*10^-3)/([.$C$3]*10^-6*[.M11]) - ([.$C11]*10^-2 * [.$C$2]*10^-3)/([.$C$3]*10^-6*([.M11]+[.$C$4]/16))" office:value-type="float" office:value="2.79392042914618" calcext:value-type="float">
            <text:p>2,794</text:p>
          </table:table-cell>
          <table:table-cell table:style-name="ce8" table:formula="of:=([.$C11]*10^-2 * [.$C$2]*10^-3)/([.$C$3]*10^-6*[.N11]) - ([.$C11]*10^-2 * [.$C$2]*10^-3)/([.$C$3]*10^-6*([.N11]+[.$C$4]/16))" office:value-type="float" office:value="3.36185819070905" calcext:value-type="float">
            <text:p>3,362</text:p>
          </table:table-cell>
          <table:table-cell table:style-name="ce8" table:formula="of:=([.$C11]*10^-2 * [.$C$2]*10^-3)/([.$C$3]*10^-6*[.O11]) - ([.$C11]*10^-2 * [.$C$2]*10^-3)/([.$C$3]*10^-6*([.O11]+[.$C$4]/16))" office:value-type="float" office:value="3.9787798408488" calcext:value-type="float">
            <text:p>3,979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6" table:formula="of:=[.B12]" office:value-type="float" office:value="64" calcext:value-type="float">
            <text:p>64</text:p>
          </table:table-cell>
          <table:table-cell table:style-name="ce9" table:formula="of:=[.C12]" office:value-type="float" office:value="39.8933333333333" calcext:value-type="float">
            <text:p>39,893</text:p>
          </table:table-cell>
          <table:table-cell table:style-name="ce9" table:formula="of:=([.$C12]*10^-2 * [.$C$2]*10^-3)/([.$C$3]*10^-6*[.D12]) - ([.$C12]*10^-2 * [.$C$2]*10^-3)/([.$C$3]*10^-6*([.D12]+[.$C$4]/16))" office:value-type="float" office:value="0.0317908866125043" calcext:value-type="float">
            <text:p>0,032</text:p>
          </table:table-cell>
          <table:table-cell table:style-name="ce9" table:formula="of:=([.$C12]*10^-2 * [.$C$2]*10^-3)/([.$C$3]*10^-6*[.E12]) - ([.$C12]*10^-2 * [.$C$2]*10^-3)/([.$C$3]*10^-6*([.E12]+[.$C$4]/16))" office:value-type="float" office:value="0.0879971840901099" calcext:value-type="float">
            <text:p>0,088</text:p>
          </table:table-cell>
          <table:table-cell table:style-name="ce9" table:formula="of:=([.$C12]*10^-2 * [.$C$2]*10^-3)/([.$C$3]*10^-6*[.F12]) - ([.$C12]*10^-2 * [.$C$2]*10^-3)/([.$C$3]*10^-6*([.F12]+[.$C$4]/16))" office:value-type="float" office:value="0.197126336078499" calcext:value-type="float">
            <text:p>0,197</text:p>
          </table:table-cell>
          <table:table-cell table:style-name="ce9" table:formula="of:=([.$C12]*10^-2 * [.$C$2]*10^-3)/([.$C$3]*10^-6*[.G12]) - ([.$C12]*10^-2 * [.$C$2]*10^-3)/([.$C$3]*10^-6*([.G12]+[.$C$4]/16))" office:value-type="float" office:value="0.348918353105375" calcext:value-type="float">
            <text:p>0,349</text:p>
          </table:table-cell>
          <table:table-cell table:style-name="ce9" table:formula="of:=([.$C12]*10^-2 * [.$C$2]*10^-3)/([.$C$3]*10^-6*[.H12]) - ([.$C12]*10^-2 * [.$C$2]*10^-3)/([.$C$3]*10^-6*([.H12]+[.$C$4]/16))" office:value-type="float" office:value="0.542817439638696" calcext:value-type="float">
            <text:p>0,543</text:p>
          </table:table-cell>
          <table:table-cell table:style-name="ce9" table:formula="of:=([.$C12]*10^-2 * [.$C$2]*10^-3)/([.$C$3]*10^-6*[.I12]) - ([.$C12]*10^-2 * [.$C$2]*10^-3)/([.$C$3]*10^-6*([.I12]+[.$C$4]/16))" office:value-type="float" office:value="0.778277412659978" calcext:value-type="float">
            <text:p>0,778</text:p>
          </table:table-cell>
          <table:table-cell table:style-name="ce9" table:formula="of:=([.$C12]*10^-2 * [.$C$2]*10^-3)/([.$C$3]*10^-6*[.J12]) - ([.$C12]*10^-2 * [.$C$2]*10^-3)/([.$C$3]*10^-6*([.J12]+[.$C$4]/16))" office:value-type="float" office:value="1.05476149474772" calcext:value-type="float">
            <text:p>1,055</text:p>
          </table:table-cell>
          <table:table-cell table:style-name="ce9" table:formula="of:=([.$C12]*10^-2 * [.$C$2]*10^-3)/([.$C$3]*10^-6*[.K12]) - ([.$C12]*10^-2 * [.$C$2]*10^-3)/([.$C$3]*10^-6*([.K12]+[.$C$4]/16))" office:value-type="float" office:value="1.37174211248286" calcext:value-type="float">
            <text:p>1,372</text:p>
          </table:table-cell>
          <table:table-cell table:style-name="ce9" table:formula="of:=([.$C12]*10^-2 * [.$C$2]*10^-3)/([.$C$3]*10^-6*[.L12]) - ([.$C12]*10^-2 * [.$C$2]*10^-3)/([.$C$3]*10^-6*([.L12]+[.$C$4]/16))" office:value-type="float" office:value="1.72870070001708" calcext:value-type="float">
            <text:p>1,729</text:p>
          </table:table-cell>
          <table:table-cell table:style-name="ce9" table:formula="of:=([.$C12]*10^-2 * [.$C$2]*10^-3)/([.$C$3]*10^-6*[.M12]) - ([.$C12]*10^-2 * [.$C$2]*10^-3)/([.$C$3]*10^-6*([.M12]+[.$C$4]/16))" office:value-type="float" office:value="2.12512750765045" calcext:value-type="float">
            <text:p>2,125</text:p>
          </table:table-cell>
          <table:table-cell table:style-name="ce9" table:formula="of:=([.$C12]*10^-2 * [.$C$2]*10^-3)/([.$C$3]*10^-6*[.N12]) - ([.$C12]*10^-2 * [.$C$2]*10^-3)/([.$C$3]*10^-6*([.N12]+[.$C$4]/16))" office:value-type="float" office:value="2.56052141527002" calcext:value-type="float">
            <text:p>2,561</text:p>
          </table:table-cell>
          <table:table-cell table:style-name="ce9" table:formula="of:=([.$C12]*10^-2 * [.$C$2]*10^-3)/([.$C$3]*10^-6*[.O12]) - ([.$C12]*10^-2 * [.$C$2]*10^-3)/([.$C$3]*10^-6*([.O12]+[.$C$4]/16))" office:value-type="float" office:value="3.03438975050573" calcext:value-type="float">
            <text:p>3,034</text:p>
          </table:table-cell>
          <table:table-cell table:style-name="ce2" table:number-columns-repeated="1009"/>
        </table:table-row>
        <table:table-row table:style-name="ro1">
          <table:table-cell table:style-name="ce1"/>
          <table:table-cell table:style-name="ce6" table:formula="of:=[.B13]" office:value-type="float" office:value="80" calcext:value-type="float">
            <text:p>80</text:p>
          </table:table-cell>
          <table:table-cell table:style-name="ce8" table:formula="of:=[.C13]" office:value-type="float" office:value="49.8666666666667" calcext:value-type="float">
            <text:p>49,867</text:p>
          </table:table-cell>
          <table:table-cell table:style-name="ce8" table:formula="of:=([.$C13]*10^-2 * [.$C$2]*10^-3)/([.$C$3]*10^-6*[.D13]) - ([.$C13]*10^-2 * [.$C$2]*10^-3)/([.$C$3]*10^-6*([.D13]+[.$C$4]/16))" office:value-type="float" office:value="0.0254596888260261" calcext:value-type="float">
            <text:p>0,025</text:p>
          </table:table-cell>
          <table:table-cell table:style-name="ce8" table:formula="of:=([.$C13]*10^-2 * [.$C$2]*10^-3)/([.$C$3]*10^-6*[.E13]) - ([.$C13]*10^-2 * [.$C$2]*10^-3)/([.$C$3]*10^-6*([.E13]+[.$C$4]/16))" office:value-type="float" office:value="0.0705218617771504" calcext:value-type="float">
            <text:p>0,071</text:p>
          </table:table-cell>
          <table:table-cell table:style-name="ce8" table:formula="of:=([.$C13]*10^-2 * [.$C$2]*10^-3)/([.$C$3]*10^-6*[.F13]) - ([.$C13]*10^-2 * [.$C$2]*10^-3)/([.$C$3]*10^-6*([.F13]+[.$C$4]/16))" office:value-type="float" office:value="0.158116654954323" calcext:value-type="float">
            <text:p>0,158</text:p>
          </table:table-cell>
          <table:table-cell table:style-name="ce8" table:formula="of:=([.$C13]*10^-2 * [.$C$2]*10^-3)/([.$C$3]*10^-6*[.G13]) - ([.$C13]*10^-2 * [.$C$2]*10^-3)/([.$C$3]*10^-6*([.G13]+[.$C$4]/16))" office:value-type="float" office:value="0.280112044817926" calcext:value-type="float">
            <text:p>0,280</text:p>
          </table:table-cell>
          <table:table-cell table:style-name="ce8" table:formula="of:=([.$C13]*10^-2 * [.$C$2]*10^-3)/([.$C$3]*10^-6*[.H13]) - ([.$C13]*10^-2 * [.$C$2]*10^-3)/([.$C$3]*10^-6*([.H13]+[.$C$4]/16))" office:value-type="float" office:value="0.436147941381716" calcext:value-type="float">
            <text:p>0,436</text:p>
          </table:table-cell>
          <table:table-cell table:style-name="ce8" table:formula="of:=([.$C13]*10^-2 * [.$C$2]*10^-3)/([.$C$3]*10^-6*[.I13]) - ([.$C13]*10^-2 * [.$C$2]*10^-3)/([.$C$3]*10^-6*([.I13]+[.$C$4]/16))" office:value-type="float" office:value="0.625869262865091" calcext:value-type="float">
            <text:p>0,626</text:p>
          </table:table-cell>
          <table:table-cell table:style-name="ce8" table:formula="of:=([.$C13]*10^-2 * [.$C$2]*10^-3)/([.$C$3]*10^-6*[.J13]) - ([.$C13]*10^-2 * [.$C$2]*10^-3)/([.$C$3]*10^-6*([.J13]+[.$C$4]/16))" office:value-type="float" office:value="0.848925848925852" calcext:value-type="float">
            <text:p>0,849</text:p>
          </table:table-cell>
          <table:table-cell table:style-name="ce8" table:formula="of:=([.$C13]*10^-2 * [.$C$2]*10^-3)/([.$C$3]*10^-6*[.K13]) - ([.$C13]*10^-2 * [.$C$2]*10^-3)/([.$C$3]*10^-6*([.K13]+[.$C$4]/16))" office:value-type="float" office:value="1.10497237569061" calcext:value-type="float">
            <text:p>1,105</text:p>
          </table:table-cell>
          <table:table-cell table:style-name="ce8" table:formula="of:=([.$C13]*10^-2 * [.$C$2]*10^-3)/([.$C$3]*10^-6*[.L13]) - ([.$C13]*10^-2 * [.$C$2]*10^-3)/([.$C$3]*10^-6*([.L13]+[.$C$4]/16))" office:value-type="float" office:value="1.39366827253957" calcext:value-type="float">
            <text:p>1,394</text:p>
          </table:table-cell>
          <table:table-cell table:style-name="ce8" table:formula="of:=([.$C13]*10^-2 * [.$C$2]*10^-3)/([.$C$3]*10^-6*[.M13]) - ([.$C13]*10^-2 * [.$C$2]*10^-3)/([.$C$3]*10^-6*([.M13]+[.$C$4]/16))" office:value-type="float" office:value="1.71467764060356" calcext:value-type="float">
            <text:p>1,715</text:p>
          </table:table-cell>
          <table:table-cell table:style-name="ce8" table:formula="of:=([.$C13]*10^-2 * [.$C$2]*10^-3)/([.$C$3]*10^-6*[.N13]) - ([.$C13]*10^-2 * [.$C$2]*10^-3)/([.$C$3]*10^-6*([.N13]+[.$C$4]/16))" office:value-type="float" office:value="2.06766917293233" calcext:value-type="float">
            <text:p>2,068</text:p>
          </table:table-cell>
          <table:table-cell table:style-name="ce8" table:formula="of:=([.$C13]*10^-2 * [.$C$2]*10^-3)/([.$C$3]*10^-6*[.O13]) - ([.$C13]*10^-2 * [.$C$2]*10^-3)/([.$C$3]*10^-6*([.O13]+[.$C$4]/16))" office:value-type="float" office:value="2.45231607629428" calcext:value-type="float">
            <text:p>2,452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5" table:formula="of:=[.B14]" office:value-type="float" office:value="96" calcext:value-type="float">
            <text:p>96</text:p>
          </table:table-cell>
          <table:table-cell table:formula="of:=[.C14]" office:value-type="float" office:value="59.84" calcext:value-type="float">
            <text:p>59,840</text:p>
          </table:table-cell>
          <table:table-cell table:formula="of:=([.$C14]*10^-2 * [.$C$2]*10^-3)/([.$C$3]*10^-6*[.D14]) - ([.$C14]*10^-2 * [.$C$2]*10^-3)/([.$C$3]*10^-6*([.D14]+[.$C$4]/16))" office:value-type="float" office:value="0.0212314225053083" calcext:value-type="float">
            <text:p>0,021</text:p>
          </table:table-cell>
          <table:table-cell table:formula="of:=([.$C14]*10^-2 * [.$C$2]*10^-3)/([.$C$3]*10^-6*[.E14]) - ([.$C14]*10^-2 * [.$C$2]*10^-3)/([.$C$3]*10^-6*([.E14]+[.$C$4]/16))" office:value-type="float" office:value="0.0588373734996477" calcext:value-type="float">
            <text:p>0,059</text:p>
          </table:table-cell>
          <table:table-cell table:formula="of:=([.$C14]*10^-2 * [.$C$2]*10^-3)/([.$C$3]*10^-6*[.F14]) - ([.$C14]*10^-2 * [.$C$2]*10^-3)/([.$C$3]*10^-6*([.F14]+[.$C$4]/16))" office:value-type="float" office:value="0.131995776135163" calcext:value-type="float">
            <text:p>0,132</text:p>
          </table:table-cell>
          <table:table-cell table:formula="of:=([.$C14]*10^-2 * [.$C$2]*10^-3)/([.$C$3]*10^-6*[.G14]) - ([.$C14]*10^-2 * [.$C$2]*10^-3)/([.$C$3]*10^-6*([.G14]+[.$C$4]/16))" office:value-type="float" office:value="0.233972859148338" calcext:value-type="float">
            <text:p>0,234</text:p>
          </table:table-cell>
          <table:table-cell table:formula="of:=([.$C14]*10^-2 * [.$C$2]*10^-3)/([.$C$3]*10^-6*[.H14]) - ([.$C14]*10^-2 * [.$C$2]*10^-3)/([.$C$3]*10^-6*([.H14]+[.$C$4]/16))" office:value-type="float" office:value="0.36451650530736" calcext:value-type="float">
            <text:p>0,365</text:p>
          </table:table-cell>
          <table:table-cell table:formula="of:=([.$C14]*10^-2 * [.$C$2]*10^-3)/([.$C$3]*10^-6*[.I14]) - ([.$C14]*10^-2 * [.$C$2]*10^-3)/([.$C$3]*10^-6*([.I14]+[.$C$4]/16))" office:value-type="float" office:value="0.52337752965806" calcext:value-type="float">
            <text:p>0,523</text:p>
          </table:table-cell>
          <table:table-cell table:formula="of:=([.$C14]*10^-2 * [.$C$2]*10^-3)/([.$C$3]*10^-6*[.J14]) - ([.$C14]*10^-2 * [.$C$2]*10^-3)/([.$C$3]*10^-6*([.J14]+[.$C$4]/16))" office:value-type="float" office:value="0.710309637017282" calcext:value-type="float">
            <text:p>0,710</text:p>
          </table:table-cell>
          <table:table-cell table:formula="of:=([.$C14]*10^-2 * [.$C$2]*10^-3)/([.$C$3]*10^-6*[.K14]) - ([.$C14]*10^-2 * [.$C$2]*10^-3)/([.$C$3]*10^-6*([.K14]+[.$C$4]/16))" office:value-type="float" office:value="0.925069380203517" calcext:value-type="float">
            <text:p>0,925</text:p>
          </table:table-cell>
          <table:table-cell table:formula="of:=([.$C14]*10^-2 * [.$C$2]*10^-3)/([.$C$3]*10^-6*[.L14]) - ([.$C14]*10^-2 * [.$C$2]*10^-3)/([.$C$3]*10^-6*([.L14]+[.$C$4]/16))" office:value-type="float" office:value="1.16741611898997" calcext:value-type="float">
            <text:p>1,167</text:p>
          </table:table-cell>
          <table:table-cell table:formula="of:=([.$C14]*10^-2 * [.$C$2]*10^-3)/([.$C$3]*10^-6*[.M14]) - ([.$C14]*10^-2 * [.$C$2]*10^-3)/([.$C$3]*10^-6*([.M14]+[.$C$4]/16))" office:value-type="float" office:value="1.43711197976546" calcext:value-type="float">
            <text:p>1,437</text:p>
          </table:table-cell>
          <table:table-cell table:formula="of:=([.$C14]*10^-2 * [.$C$2]*10^-3)/([.$C$3]*10^-6*[.N14]) - ([.$C14]*10^-2 * [.$C$2]*10^-3)/([.$C$3]*10^-6*([.N14]+[.$C$4]/16))" office:value-type="float" office:value="1.73392181588903" calcext:value-type="float">
            <text:p>1,734</text:p>
          </table:table-cell>
          <table:table-cell table:formula="of:=([.$C14]*10^-2 * [.$C$2]*10^-3)/([.$C$3]*10^-6*[.O14]) - ([.$C14]*10^-2 * [.$C$2]*10^-3)/([.$C$3]*10^-6*([.O14]+[.$C$4]/16))" office:value-type="float" office:value="2.05761316872427" calcext:value-type="float">
            <text:p>2,058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15]" office:value-type="float" office:value="112" calcext:value-type="float">
            <text:p>112</text:p>
          </table:table-cell>
          <table:table-cell table:formula="of:=[.C15]" office:value-type="float" office:value="69.8133333333333" calcext:value-type="float">
            <text:p>69,813</text:p>
          </table:table-cell>
          <table:table-cell table:formula="of:=([.$C15]*10^-2 * [.$C$2]*10^-3)/([.$C$3]*10^-6*[.D15]) - ([.$C15]*10^-2 * [.$C$2]*10^-3)/([.$C$3]*10^-6*([.D15]+[.$C$4]/16))" office:value-type="float" office:value="0.0182075662553114" calcext:value-type="float">
            <text:p>0,018</text:p>
          </table:table-cell>
          <table:table-cell table:formula="of:=([.$C15]*10^-2 * [.$C$2]*10^-3)/([.$C$3]*10^-6*[.E15]) - ([.$C15]*10^-2 * [.$C$2]*10^-3)/([.$C$3]*10^-6*([.E15]+[.$C$4]/16))" office:value-type="float" office:value="0.0504744599232794" calcext:value-type="float">
            <text:p>0,050</text:p>
          </table:table-cell>
          <table:table-cell table:formula="of:=([.$C15]*10^-2 * [.$C$2]*10^-3)/([.$C$3]*10^-6*[.F15]) - ([.$C15]*10^-2 * [.$C$2]*10^-3)/([.$C$3]*10^-6*([.F15]+[.$C$4]/16))" office:value-type="float" office:value="0.11328164333904" calcext:value-type="float">
            <text:p>0,113</text:p>
          </table:table-cell>
          <table:table-cell table:formula="of:=([.$C15]*10^-2 * [.$C$2]*10^-3)/([.$C$3]*10^-6*[.G15]) - ([.$C15]*10^-2 * [.$C$2]*10^-3)/([.$C$3]*10^-6*([.G15]+[.$C$4]/16))" office:value-type="float" office:value="0.200883889112095" calcext:value-type="float">
            <text:p>0,201</text:p>
          </table:table-cell>
          <table:table-cell table:formula="of:=([.$C15]*10^-2 * [.$C$2]*10^-3)/([.$C$3]*10^-6*[.H15]) - ([.$C15]*10^-2 * [.$C$2]*10^-3)/([.$C$3]*10^-6*([.H15]+[.$C$4]/16))" office:value-type="float" office:value="0.313094880272519" calcext:value-type="float">
            <text:p>0,313</text:p>
          </table:table-cell>
          <table:table-cell table:formula="of:=([.$C15]*10^-2 * [.$C$2]*10^-3)/([.$C$3]*10^-6*[.I15]) - ([.$C15]*10^-2 * [.$C$2]*10^-3)/([.$C$3]*10^-6*([.I15]+[.$C$4]/16))" office:value-type="float" office:value="0.44973016190286" calcext:value-type="float">
            <text:p>0,450</text:p>
          </table:table-cell>
          <table:table-cell table:formula="of:=([.$C15]*10^-2 * [.$C$2]*10^-3)/([.$C$3]*10^-6*[.J15]) - ([.$C15]*10^-2 * [.$C$2]*10^-3)/([.$C$3]*10^-6*([.J15]+[.$C$4]/16))" office:value-type="float" office:value="0.6106071179344" calcext:value-type="float">
            <text:p>0,611</text:p>
          </table:table-cell>
          <table:table-cell table:formula="of:=([.$C15]*10^-2 * [.$C$2]*10^-3)/([.$C$3]*10^-6*[.K15]) - ([.$C15]*10^-2 * [.$C$2]*10^-3)/([.$C$3]*10^-6*([.K15]+[.$C$4]/16))" office:value-type="float" office:value="0.795544948289582" calcext:value-type="float">
            <text:p>0,796</text:p>
          </table:table-cell>
          <table:table-cell table:formula="of:=([.$C15]*10^-2 * [.$C$2]*10^-3)/([.$C$3]*10^-6*[.L15]) - ([.$C15]*10^-2 * [.$C$2]*10^-3)/([.$C$3]*10^-6*([.L15]+[.$C$4]/16))" office:value-type="float" office:value="1.00436464636444" calcext:value-type="float">
            <text:p>1,004</text:p>
          </table:table-cell>
          <table:table-cell table:formula="of:=([.$C15]*10^-2 * [.$C$2]*10^-3)/([.$C$3]*10^-6*[.M15]) - ([.$C15]*10^-2 * [.$C$2]*10^-3)/([.$C$3]*10^-6*([.M15]+[.$C$4]/16))" office:value-type="float" office:value="1.23688897684544" calcext:value-type="float">
            <text:p>1,237</text:p>
          </table:table-cell>
          <table:table-cell table:formula="of:=([.$C15]*10^-2 * [.$C$2]*10^-3)/([.$C$3]*10^-6*[.N15]) - ([.$C15]*10^-2 * [.$C$2]*10^-3)/([.$C$3]*10^-6*([.N15]+[.$C$4]/16))" office:value-type="float" office:value="1.49294245385451" calcext:value-type="float">
            <text:p>1,493</text:p>
          </table:table-cell>
          <table:table-cell table:formula="of:=([.$C15]*10^-2 * [.$C$2]*10^-3)/([.$C$3]*10^-6*[.O15]) - ([.$C15]*10^-2 * [.$C$2]*10^-3)/([.$C$3]*10^-6*([.O15]+[.$C$4]/16))" office:value-type="float" office:value="1.77235131941708" calcext:value-type="float">
            <text:p>1,772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16]" office:value-type="float" office:value="128" calcext:value-type="float">
            <text:p>128</text:p>
          </table:table-cell>
          <table:table-cell table:formula="of:=[.C16]" office:value-type="float" office:value="79.7866666666667" calcext:value-type="float">
            <text:p>79,787</text:p>
          </table:table-cell>
          <table:table-cell table:formula="of:=([.$C16]*10^-2 * [.$C$2]*10^-3)/([.$C$3]*10^-6*[.D16]) - ([.$C16]*10^-2 * [.$C$2]*10^-3)/([.$C$3]*10^-6*([.D16]+[.$C$4]/16))" office:value-type="float" office:value="0.0159376660173542" calcext:value-type="float">
            <text:p>0,016</text:p>
          </table:table-cell>
          <table:table-cell table:formula="of:=([.$C16]*10^-2 * [.$C$2]*10^-3)/([.$C$3]*10^-6*[.E16]) - ([.$C16]*10^-2 * [.$C$2]*10^-3)/([.$C$3]*10^-6*([.E16]+[.$C$4]/16))" office:value-type="float" office:value="0.044193035177658" calcext:value-type="float">
            <text:p>0,044</text:p>
          </table:table-cell>
          <table:table-cell table:formula="of:=([.$C16]*10^-2 * [.$C$2]*10^-3)/([.$C$3]*10^-6*[.F16]) - ([.$C16]*10^-2 * [.$C$2]*10^-3)/([.$C$3]*10^-6*([.F16]+[.$C$4]/16))" office:value-type="float" office:value="0.0992150983331861" calcext:value-type="float">
            <text:p>0,099</text:p>
          </table:table-cell>
          <table:table-cell table:formula="of:=([.$C16]*10^-2 * [.$C$2]*10^-3)/([.$C$3]*10^-6*[.G16]) - ([.$C16]*10^-2 * [.$C$2]*10^-3)/([.$C$3]*10^-6*([.G16]+[.$C$4]/16))" office:value-type="float" office:value="0.17599436818022" calcext:value-type="float">
            <text:p>0,176</text:p>
          </table:table-cell>
          <table:table-cell table:formula="of:=([.$C16]*10^-2 * [.$C$2]*10^-3)/([.$C$3]*10^-6*[.H16]) - ([.$C16]*10^-2 * [.$C$2]*10^-3)/([.$C$3]*10^-6*([.H16]+[.$C$4]/16))" office:value-type="float" office:value="0.274387566950566" calcext:value-type="float">
            <text:p>0,274</text:p>
          </table:table-cell>
          <table:table-cell table:formula="of:=([.$C16]*10^-2 * [.$C$2]*10^-3)/([.$C$3]*10^-6*[.I16]) - ([.$C16]*10^-2 * [.$C$2]*10^-3)/([.$C$3]*10^-6*([.I16]+[.$C$4]/16))" office:value-type="float" office:value="0.394252672156998" calcext:value-type="float">
            <text:p>0,394</text:p>
          </table:table-cell>
          <table:table-cell table:formula="of:=([.$C16]*10^-2 * [.$C$2]*10^-3)/([.$C$3]*10^-6*[.J16]) - ([.$C16]*10^-2 * [.$C$2]*10^-3)/([.$C$3]*10^-6*([.J16]+[.$C$4]/16))" office:value-type="float" office:value="0.535448902876126" calcext:value-type="float">
            <text:p>0,535</text:p>
          </table:table-cell>
          <table:table-cell table:formula="of:=([.$C16]*10^-2 * [.$C$2]*10^-3)/([.$C$3]*10^-6*[.K16]) - ([.$C16]*10^-2 * [.$C$2]*10^-3)/([.$C$3]*10^-6*([.K16]+[.$C$4]/16))" office:value-type="float" office:value="0.697836706210751" calcext:value-type="float">
            <text:p>0,698</text:p>
          </table:table-cell>
          <table:table-cell table:formula="of:=([.$C16]*10^-2 * [.$C$2]*10^-3)/([.$C$3]*10^-6*[.L16]) - ([.$C16]*10^-2 * [.$C$2]*10^-3)/([.$C$3]*10^-6*([.L16]+[.$C$4]/16))" office:value-type="float" office:value="0.881277743928976" calcext:value-type="float">
            <text:p>0,881</text:p>
          </table:table-cell>
          <table:table-cell table:formula="of:=([.$C16]*10^-2 * [.$C$2]*10^-3)/([.$C$3]*10^-6*[.M16]) - ([.$C16]*10^-2 * [.$C$2]*10^-3)/([.$C$3]*10^-6*([.M16]+[.$C$4]/16))" office:value-type="float" office:value="1.08563487927739" calcext:value-type="float">
            <text:p>1,086</text:p>
          </table:table-cell>
          <table:table-cell table:formula="of:=([.$C16]*10^-2 * [.$C$2]*10^-3)/([.$C$3]*10^-6*[.N16]) - ([.$C16]*10^-2 * [.$C$2]*10^-3)/([.$C$3]*10^-6*([.N16]+[.$C$4]/16))" office:value-type="float" office:value="1.31077216396569" calcext:value-type="float">
            <text:p>1,311</text:p>
          </table:table-cell>
          <table:table-cell table:formula="of:=([.$C16]*10^-2 * [.$C$2]*10^-3)/([.$C$3]*10^-6*[.O16]) - ([.$C16]*10^-2 * [.$C$2]*10^-3)/([.$C$3]*10^-6*([.O16]+[.$C$4]/16))" office:value-type="float" office:value="1.55655482531996" calcext:value-type="float">
            <text:p>1,557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17]" office:value-type="float" office:value="144" calcext:value-type="float">
            <text:p>144</text:p>
          </table:table-cell>
          <table:table-cell table:formula="of:=[.C17]" office:value-type="float" office:value="89.76" calcext:value-type="float">
            <text:p>89,760</text:p>
          </table:table-cell>
          <table:table-cell table:formula="of:=([.$C17]*10^-2 * [.$C$2]*10^-3)/([.$C$3]*10^-6*[.D17]) - ([.$C17]*10^-2 * [.$C$2]*10^-3)/([.$C$3]*10^-6*([.D17]+[.$C$4]/16))" office:value-type="float" office:value="0.0141709966934336" calcext:value-type="float">
            <text:p>0,014</text:p>
          </table:table-cell>
          <table:table-cell table:formula="of:=([.$C17]*10^-2 * [.$C$2]*10^-3)/([.$C$3]*10^-6*[.E17]) - ([.$C17]*10^-2 * [.$C$2]*10^-3)/([.$C$3]*10^-6*([.E17]+[.$C$4]/16))" office:value-type="float" office:value="0.0393019965414254" calcext:value-type="float">
            <text:p>0,039</text:p>
          </table:table-cell>
          <table:table-cell table:formula="of:=([.$C17]*10^-2 * [.$C$2]*10^-3)/([.$C$3]*10^-6*[.F17]) - ([.$C17]*10^-2 * [.$C$2]*10^-3)/([.$C$3]*10^-6*([.F17]+[.$C$4]/16))" office:value-type="float" office:value="0.0882560602494706" calcext:value-type="float">
            <text:p>0,088</text:p>
          </table:table-cell>
          <table:table-cell table:formula="of:=([.$C17]*10^-2 * [.$C$2]*10^-3)/([.$C$3]*10^-6*[.G17]) - ([.$C17]*10^-2 * [.$C$2]*10^-3)/([.$C$3]*10^-6*([.G17]+[.$C$4]/16))" office:value-type="float" office:value="0.156592546194801" calcext:value-type="float">
            <text:p>0,157</text:p>
          </table:table-cell>
          <table:table-cell table:formula="of:=([.$C17]*10^-2 * [.$C$2]*10^-3)/([.$C$3]*10^-6*[.H17]) - ([.$C17]*10^-2 * [.$C$2]*10^-3)/([.$C$3]*10^-6*([.H17]+[.$C$4]/16))" office:value-type="float" office:value="0.244197858873175" calcext:value-type="float">
            <text:p>0,244</text:p>
          </table:table-cell>
          <table:table-cell table:formula="of:=([.$C17]*10^-2 * [.$C$2]*10^-3)/([.$C$3]*10^-6*[.I17]) - ([.$C17]*10^-2 * [.$C$2]*10^-3)/([.$C$3]*10^-6*([.I17]+[.$C$4]/16))" office:value-type="float" office:value="0.350959288722507" calcext:value-type="float">
            <text:p>0,351</text:p>
          </table:table-cell>
          <table:table-cell table:formula="of:=([.$C17]*10^-2 * [.$C$2]*10^-3)/([.$C$3]*10^-6*[.J17]) - ([.$C17]*10^-2 * [.$C$2]*10^-3)/([.$C$3]*10^-6*([.J17]+[.$C$4]/16))" office:value-type="float" office:value="0.476765003502763" calcext:value-type="float">
            <text:p>0,477</text:p>
          </table:table-cell>
          <table:table-cell table:formula="of:=([.$C17]*10^-2 * [.$C$2]*10^-3)/([.$C$3]*10^-6*[.K17]) - ([.$C17]*10^-2 * [.$C$2]*10^-3)/([.$C$3]*10^-6*([.K17]+[.$C$4]/16))" office:value-type="float" office:value="0.621504039776255" calcext:value-type="float">
            <text:p>0,622</text:p>
          </table:table-cell>
          <table:table-cell table:formula="of:=([.$C17]*10^-2 * [.$C$2]*10^-3)/([.$C$3]*10^-6*[.L17]) - ([.$C17]*10^-2 * [.$C$2]*10^-3)/([.$C$3]*10^-6*([.L17]+[.$C$4]/16))" office:value-type="float" office:value="0.785066294487088" calcext:value-type="float">
            <text:p>0,785</text:p>
          </table:table-cell>
          <table:table-cell table:formula="of:=([.$C17]*10^-2 * [.$C$2]*10^-3)/([.$C$3]*10^-6*[.M17]) - ([.$C17]*10^-2 * [.$C$2]*10^-3)/([.$C$3]*10^-6*([.M17]+[.$C$4]/16))" office:value-type="float" office:value="0.96734251663829" calcext:value-type="float">
            <text:p>0,967</text:p>
          </table:table-cell>
          <table:table-cell table:formula="of:=([.$C17]*10^-2 * [.$C$2]*10^-3)/([.$C$3]*10^-6*[.N17]) - ([.$C17]*10^-2 * [.$C$2]*10^-3)/([.$C$3]*10^-6*([.N17]+[.$C$4]/16))" office:value-type="float" office:value="1.16822429906542" calcext:value-type="float">
            <text:p>1,168</text:p>
          </table:table-cell>
          <table:table-cell table:formula="of:=([.$C17]*10^-2 * [.$C$2]*10^-3)/([.$C$3]*10^-6*[.O17]) - ([.$C17]*10^-2 * [.$C$2]*10^-3)/([.$C$3]*10^-6*([.O17]+[.$C$4]/16))" office:value-type="float" office:value="1.38760407030527" calcext:value-type="float">
            <text:p>1,388</text:p>
          </table:table-cell>
          <table:table-cell table:number-columns-repeated="1009"/>
        </table:table-row>
        <table:table-row table:style-name="ro1">
          <table:table-cell/>
          <table:table-cell table:style-name="ce5" table:formula="of:=[.B18]" office:value-type="float" office:value="160" calcext:value-type="float">
            <text:p>160</text:p>
          </table:table-cell>
          <table:table-cell table:formula="of:=[.C18]" office:value-type="float" office:value="99.7333333333333" calcext:value-type="float">
            <text:p>99,733</text:p>
          </table:table-cell>
          <table:table-cell table:formula="of:=([.$C18]*10^-2 * [.$C$2]*10^-3)/([.$C$3]*10^-6*[.D18]) - ([.$C18]*10^-2 * [.$C$2]*10^-3)/([.$C$3]*10^-6*([.D18]+[.$C$4]/16))" office:value-type="float" office:value="0.0127569099929135" calcext:value-type="float">
            <text:p>0,013</text:p>
          </table:table-cell>
          <table:table-cell table:formula="of:=([.$C18]*10^-2 * [.$C$2]*10^-3)/([.$C$3]*10^-6*[.E18]) - ([.$C18]*10^-2 * [.$C$2]*10^-3)/([.$C$3]*10^-6*([.E18]+[.$C$4]/16))" office:value-type="float" office:value="0.0353857041755141" calcext:value-type="float">
            <text:p>0,035</text:p>
          </table:table-cell>
          <table:table-cell table:formula="of:=([.$C18]*10^-2 * [.$C$2]*10^-3)/([.$C$3]*10^-6*[.F18]) - ([.$C18]*10^-2 * [.$C$2]*10^-3)/([.$C$3]*10^-6*([.F18]+[.$C$4]/16))" office:value-type="float" office:value="0.0794772165312594" calcext:value-type="float">
            <text:p>0,079</text:p>
          </table:table-cell>
          <table:table-cell table:formula="of:=([.$C18]*10^-2 * [.$C$2]*10^-3)/([.$C$3]*10^-6*[.G18]) - ([.$C18]*10^-2 * [.$C$2]*10^-3)/([.$C$3]*10^-6*([.G18]+[.$C$4]/16))" office:value-type="float" office:value="0.141043723554301" calcext:value-type="float">
            <text:p>0,141</text:p>
          </table:table-cell>
          <table:table-cell table:formula="of:=([.$C18]*10^-2 * [.$C$2]*10^-3)/([.$C$3]*10^-6*[.H18]) - ([.$C18]*10^-2 * [.$C$2]*10^-3)/([.$C$3]*10^-6*([.H18]+[.$C$4]/16))" office:value-type="float" office:value="0.219992960225273" calcext:value-type="float">
            <text:p>0,220</text:p>
          </table:table-cell>
          <table:table-cell table:formula="of:=([.$C18]*10^-2 * [.$C$2]*10^-3)/([.$C$3]*10^-6*[.I18]) - ([.$C18]*10^-2 * [.$C$2]*10^-3)/([.$C$3]*10^-6*([.I18]+[.$C$4]/16))" office:value-type="float" office:value="0.316233309908647" calcext:value-type="float">
            <text:p>0,316</text:p>
          </table:table-cell>
          <table:table-cell table:formula="of:=([.$C18]*10^-2 * [.$C$2]*10^-3)/([.$C$3]*10^-6*[.J18]) - ([.$C18]*10^-2 * [.$C$2]*10^-3)/([.$C$3]*10^-6*([.J18]+[.$C$4]/16))" office:value-type="float" office:value="0.429673798667139" calcext:value-type="float">
            <text:p>0,430</text:p>
          </table:table-cell>
          <table:table-cell table:formula="of:=([.$C18]*10^-2 * [.$C$2]*10^-3)/([.$C$3]*10^-6*[.K18]) - ([.$C18]*10^-2 * [.$C$2]*10^-3)/([.$C$3]*10^-6*([.K18]+[.$C$4]/16))" office:value-type="float" office:value="0.560224089635852" calcext:value-type="float">
            <text:p>0,560</text:p>
          </table:table-cell>
          <table:table-cell table:formula="of:=([.$C18]*10^-2 * [.$C$2]*10^-3)/([.$C$3]*10^-6*[.L18]) - ([.$C18]*10^-2 * [.$C$2]*10^-3)/([.$C$3]*10^-6*([.L18]+[.$C$4]/16))" office:value-type="float" office:value="0.707794477455437" calcext:value-type="float">
            <text:p>0,708</text:p>
          </table:table-cell>
          <table:table-cell table:formula="of:=([.$C18]*10^-2 * [.$C$2]*10^-3)/([.$C$3]*10^-6*[.M18]) - ([.$C18]*10^-2 * [.$C$2]*10^-3)/([.$C$3]*10^-6*([.M18]+[.$C$4]/16))" office:value-type="float" office:value="0.872295882763432" calcext:value-type="float">
            <text:p>0,872</text:p>
          </table:table-cell>
          <table:table-cell table:formula="of:=([.$C18]*10^-2 * [.$C$2]*10^-3)/([.$C$3]*10^-6*[.N18]) - ([.$C18]*10^-2 * [.$C$2]*10^-3)/([.$C$3]*10^-6*([.N18]+[.$C$4]/16))" office:value-type="float" office:value="1.05363984674329" calcext:value-type="float">
            <text:p>1,054</text:p>
          </table:table-cell>
          <table:table-cell table:formula="of:=([.$C18]*10^-2 * [.$C$2]*10^-3)/([.$C$3]*10^-6*[.O18]) - ([.$C18]*10^-2 * [.$C$2]*10^-3)/([.$C$3]*10^-6*([.O18]+[.$C$4]/16))" office:value-type="float" office:value="1.25173852573018" calcext:value-type="float">
            <text:p>1,252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02:54.385476282</meta:creation-date>
    <dc:date>2016-01-16T19:46:00.237842106</dc:date>
    <meta:editing-duration>PT10M53S</meta:editing-duration>
    <meta:editing-cycles>3</meta:editing-cycles>
    <meta:generator>LibreOffice/4.2.8.2$Linux_X86_64 LibreOffice_project/420m0$Build-2</meta:generator>
    <meta:document-statistic meta:table-count="1" meta:cell-count="321" meta:object-count="0"/>
  </office:meta>
</office:document-meta>
</file>